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2000001BF066CA76F67886B39.png" manifest:media-type="image/png"/>
  <manifest:file-entry manifest:full-path="Pictures/1000000100000334000001D51A11859155A1F523.png" manifest:media-type="image/png"/>
  <manifest:file-entry manifest:full-path="Pictures/10000001000002CE000001D5C42521D7F74BF036.png" manifest:media-type="image/png"/>
  <manifest:file-entry manifest:full-path="Pictures/1000000100000112000001BF20A8986DBA26094B.png" manifest:media-type="image/png"/>
  <manifest:file-entry manifest:full-path="Pictures/100000010000010F000001C2385354E0B34D16A8.png" manifest:media-type="image/png"/>
  <manifest:file-entry manifest:full-path="Pictures/100000010000010F000001C28C11CC25FE2CCAE7.png" manifest:media-type="image/png"/>
  <manifest:file-entry manifest:full-path="Pictures/100000010000010F000001CB45AB53B8DEBEDA83.png" manifest:media-type="image/png"/>
  <manifest:file-entry manifest:full-path="Pictures/1000000100000335000000A8463CB9B2E1DD9CDA.png" manifest:media-type="image/png"/>
  <manifest:file-entry manifest:full-path="Pictures/100000010000010F000001CB3C9AA75D241C57DE.png" manifest:media-type="image/png"/>
  <manifest:file-entry manifest:full-path="Pictures/10000001000000F3000001C01415C6BA7F2C7982.png" manifest:media-type="image/png"/>
  <manifest:file-entry manifest:full-path="Pictures/100000010000010F000001CC1EB69A59ADA6CE2E.png" manifest:media-type="image/png"/>
  <manifest:file-entry manifest:full-path="Pictures/100000010000010F000001C2876DBF0B35038C38.png" manifest:media-type="image/png"/>
  <manifest:file-entry manifest:full-path="Pictures/100000010000024F000000A83E6790E6288FF56C.png" manifest:media-type="image/png"/>
  <manifest:file-entry manifest:full-path="Pictures/100000010000010F000001C205066BC76018A4DC.png" manifest:media-type="image/png"/>
  <manifest:file-entry manifest:full-path="Pictures/100000010000010F000001CC8245326B42670F75.png" manifest:media-type="image/png"/>
  <manifest:file-entry manifest:full-path="Pictures/100000010000010F000001C09FB89AEB125A94E9.png" manifest:media-type="image/png"/>
  <manifest:file-entry manifest:full-path="Pictures/1000000100000355000000A8786F3DD62E86EBB9.png" manifest:media-type="image/png"/>
  <manifest:file-entry manifest:full-path="Pictures/10000001000002A7000000A8B9514661C9A22FDE.png" manifest:media-type="image/png"/>
  <manifest:file-entry manifest:full-path="Pictures/10000001000002E0000000A857AC73C261012E8F.png" manifest:media-type="image/png"/>
  <manifest:file-entry manifest:full-path="Pictures/1000000100000334000001D5C595CCE2611D9F04.png" manifest:media-type="image/png"/>
  <manifest:file-entry manifest:full-path="Pictures/1000000100000354000000A81CE8078C4AB698BA.png" manifest:media-type="image/png"/>
  <manifest:file-entry manifest:full-path="Pictures/1000000100000290000000A80E619F74FC417426.png" manifest:media-type="image/png"/>
  <manifest:file-entry manifest:full-path="Pictures/1000000100000335000000A897C9B52AFF24793C.png" manifest:media-type="image/png"/>
  <manifest:file-entry manifest:full-path="Pictures/1000000100000112000001BF8D22002D71498096.png" manifest:media-type="image/png"/>
  <manifest:file-entry manifest:full-path="Pictures/1000000100000354000000A8570BF67EA7A06F35.png" manifest:media-type="image/png"/>
  <manifest:file-entry manifest:full-path="Pictures/1000000100000354000000A8F33F85C02202A733.png" manifest:media-type="image/png"/>
  <manifest:file-entry manifest:full-path="Pictures/1000000100000112000001BFF8B55AF6E9DAC2D5.png" manifest:media-type="image/png"/>
  <manifest:file-entry manifest:full-path="Pictures/1000000100000272000001C42A46C91A112DC4CF.png" manifest:media-type="image/png"/>
  <manifest:file-entry manifest:full-path="Pictures/1000000100000112000001BF64B49960C67B0EA7.png" manifest:media-type="image/png"/>
  <manifest:file-entry manifest:full-path="Pictures/1000000100000112000001BF70A6628F04406F1A.png" manifest:media-type="image/png"/>
  <manifest:file-entry manifest:full-path="Pictures/1000000100000112000001BF413CC35BB7384E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>
        <draw:frame draw:style-name="gr1" draw:text-style-name="P1" draw:layer="layout" svg:width="7.169cm" svg:height="12.17cm" svg:x="2cm" svg:y="1.83cm">
          <draw:image xlink:href="Pictures/100000010000010F000001CC1EB69A59ADA6CE2E.png" xlink:type="simple" xlink:show="embed" xlink:actuate="onLoad" draw:mime-type="image/png">
            <text:p/>
          </draw:image>
        </draw:frame>
        <draw:frame draw:style-name="gr1" draw:text-style-name="P1" draw:layer="layout" svg:width="7.169cm" svg:height="12.17cm" svg:x="10.5cm" svg:y="1.83cm">
          <draw:image xlink:href="Pictures/100000010000010F000001CC8245326B42670F75.png" xlink:type="simple" xlink:show="embed" xlink:actuate="onLoad" draw:mime-type="image/png">
            <text:p/>
          </draw:image>
        </draw:frame>
        <draw:frame draw:style-name="gr1" draw:text-style-name="P1" draw:layer="layout" svg:width="7.169cm" svg:height="12.143cm" svg:x="18.831cm" svg:y="1.857cm">
          <draw:image xlink:href="Pictures/100000010000010F000001CB45AB53B8DEBEDA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7.169cm" svg:height="12.143cm" svg:x="1.5cm" svg:y="2cm">
          <draw:image xlink:href="Pictures/100000010000010F000001CB3C9AA75D241C57DE.png" xlink:type="simple" xlink:show="embed" xlink:actuate="onLoad" draw:mime-type="image/png">
            <text:p/>
          </draw:image>
        </draw:frame>
        <draw:frame draw:style-name="gr1" draw:text-style-name="P1" draw:layer="layout" svg:width="7.169cm" svg:height="11.905cm" svg:x="11.331cm" svg:y="2cm">
          <draw:image xlink:href="Pictures/100000010000010F000001C28C11CC25FE2CCAE7.png" xlink:type="simple" xlink:show="embed" xlink:actuate="onLoad" draw:mime-type="image/png">
            <text:p/>
          </draw:image>
        </draw:frame>
        <draw:frame draw:style-name="gr1" draw:text-style-name="P1" draw:layer="layout" svg:width="7.169cm" svg:height="11.905cm" svg:x="-13.5cm" svg:y="5.095cm">
          <draw:image xlink:href="Pictures/100000010000010F000001C2876DBF0B35038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7.169cm" svg:height="11.905cm" svg:x="1.831cm" svg:y="1.095cm">
          <draw:image xlink:href="Pictures/100000010000010F000001C2385354E0B34D16A8.png" xlink:type="simple" xlink:show="embed" xlink:actuate="onLoad" draw:mime-type="image/png">
            <text:p/>
          </draw:image>
        </draw:frame>
        <draw:frame draw:style-name="gr1" draw:text-style-name="P1" draw:layer="layout" svg:width="7.169cm" svg:height="11.905cm" svg:x="9.331cm" svg:y="1.095cm">
          <draw:image xlink:href="Pictures/100000010000010F000001C2876DBF0B35038C38.png" xlink:type="simple" xlink:show="embed" xlink:actuate="onLoad" draw:mime-type="image/png">
            <text:p/>
          </draw:image>
        </draw:frame>
        <draw:frame draw:style-name="gr1" draw:text-style-name="P1" draw:layer="layout" svg:width="7.169cm" svg:height="11.905cm" svg:x="16.831cm" svg:y="1.095cm">
          <draw:image xlink:href="Pictures/100000010000010F000001C205066BC76018A4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16.562cm" svg:height="11.958cm" svg:x="5.809cm" svg:y="0.747cm">
          <draw:image xlink:href="Pictures/1000000100000272000001C42A46C91A112DC4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18.996cm" svg:height="12.408cm" svg:x="4.592cm" svg:y="0.522cm">
          <draw:image xlink:href="Pictures/10000001000002CE000001D5C42521D7F74BF0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21.695cm" svg:height="12.408cm" svg:x="3.242cm" svg:y="0.522cm">
          <draw:image xlink:href="Pictures/1000000100000334000001D51A11859155A1F5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1" draw:layer="layout" svg:width="21.695cm" svg:height="12.408cm" svg:x="3.242cm" svg:y="0.522cm">
          <draw:image xlink:href="Pictures/1000000100000334000001D5C595CCE2611D9F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1" draw:layer="layout" svg:width="6.428cm" svg:height="11.852cm" svg:x="10.572cm" svg:y="1cm">
          <draw:image xlink:href="Pictures/10000001000000F3000001C01415C6BA7F2C79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" draw:text-style-name="P1" draw:layer="layout" svg:width="7.169cm" svg:height="11.852cm" svg:x="10.831cm" svg:y="1.148cm">
          <draw:image xlink:href="Pictures/100000010000010F000001C09FB89AEB125A94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" draw:text-style-name="P1" draw:layer="layout" svg:width="15.636cm" svg:height="4.444cm" svg:x="6.864cm" svg:y="0.056cm">
          <draw:image xlink:href="Pictures/100000010000024F000000A83E6790E6288FF56C.png" xlink:type="simple" xlink:show="embed" xlink:actuate="onLoad" draw:mime-type="image/png">
            <text:p/>
          </draw:image>
        </draw:frame>
        <draw:frame draw:style-name="gr1" draw:text-style-name="P1" draw:layer="layout" svg:width="22.568cm" svg:height="4.444cm" svg:x="3.5cm" svg:y="4.556cm">
          <draw:image xlink:href="Pictures/1000000100000355000000A8786F3DD62E86EBB9.png" xlink:type="simple" xlink:show="embed" xlink:actuate="onLoad" draw:mime-type="image/png">
            <text:p/>
          </draw:image>
        </draw:frame>
        <draw:frame draw:style-name="gr1" draw:text-style-name="P1" draw:layer="layout" svg:width="17.964cm" svg:height="4.444cm" svg:x="6cm" svg:y="9.056cm">
          <draw:image xlink:href="Pictures/10000001000002A7000000A8B9514661C9A22F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" draw:text-style-name="P1" draw:layer="layout" svg:width="19.472cm" svg:height="4.444cm" svg:x="4.386cm" svg:y="0.181cm">
          <draw:image xlink:href="Pictures/10000001000002E0000000A857AC73C261012E8F.png" xlink:type="simple" xlink:show="embed" xlink:actuate="onLoad" draw:mime-type="image/png">
            <text:p/>
          </draw:image>
        </draw:frame>
        <draw:frame draw:style-name="gr1" draw:text-style-name="P1" draw:layer="layout" svg:width="17.356cm" svg:height="4.444cm" svg:x="5.5cm" svg:y="5cm">
          <draw:image xlink:href="Pictures/1000000100000290000000A80E619F74FC417426.png" xlink:type="simple" xlink:show="embed" xlink:actuate="onLoad" draw:mime-type="image/png">
            <text:p/>
          </draw:image>
        </draw:frame>
        <draw:frame draw:style-name="gr1" draw:text-style-name="P1" draw:layer="layout" svg:width="21.721cm" svg:height="4.444cm" svg:x="3.279cm" svg:y="10cm">
          <draw:image xlink:href="Pictures/1000000100000335000000A8463CB9B2E1DD9C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" draw:text-style-name="P1" draw:layer="layout" svg:width="21.721cm" svg:height="4.444cm" svg:x="3.279cm" svg:y="0.056cm">
          <draw:image xlink:href="Pictures/1000000100000335000000A897C9B52AFF24793C.png" xlink:type="simple" xlink:show="embed" xlink:actuate="onLoad" draw:mime-type="image/png">
            <text:p/>
          </draw:image>
        </draw:frame>
        <draw:frame draw:style-name="gr1" draw:text-style-name="P1" draw:layer="layout" svg:width="22.542cm" svg:height="4.444cm" svg:x="3.229cm" svg:y="4.944cm">
          <draw:image xlink:href="Pictures/1000000100000354000000A81CE8078C4AB698BA.png" xlink:type="simple" xlink:show="embed" xlink:actuate="onLoad" draw:mime-type="image/png">
            <text:p/>
          </draw:image>
        </draw:frame>
        <draw:frame draw:style-name="gr1" draw:text-style-name="P1" draw:layer="layout" svg:width="22.542cm" svg:height="4.444cm" svg:x="3cm" svg:y="10cm">
          <draw:image xlink:href="Pictures/1000000100000354000000A8570BF67EA7A06F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1" draw:text-style-name="P1" draw:layer="layout" svg:width="22.542cm" svg:height="4.444cm" svg:x="2.819cm" svg:y="4.504cm">
          <draw:image xlink:href="Pictures/1000000100000354000000A8F33F85C02202A7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" draw:text-style-name="P1" draw:layer="layout" svg:width="7.249cm" svg:height="11.826cm" svg:x="2.5cm" svg:y="2.174cm">
          <draw:image xlink:href="Pictures/1000000100000112000001BFF8B55AF6E9DAC2D5.png" xlink:type="simple" xlink:show="embed" xlink:actuate="onLoad" draw:mime-type="image/png">
            <text:p/>
          </draw:image>
        </draw:frame>
        <draw:frame draw:style-name="gr1" draw:text-style-name="P1" draw:layer="layout" svg:width="7.249cm" svg:height="11.826cm" svg:x="10.751cm" svg:y="2.174cm">
          <draw:image xlink:href="Pictures/1000000100000112000001BF70A6628F04406F1A.png" xlink:type="simple" xlink:show="embed" xlink:actuate="onLoad" draw:mime-type="image/png">
            <text:p/>
          </draw:image>
        </draw:frame>
        <draw:frame draw:style-name="gr1" draw:text-style-name="P1" draw:layer="layout" svg:width="7.249cm" svg:height="11.826cm" svg:x="19cm" svg:y="2.174cm">
          <draw:image xlink:href="Pictures/1000000100000112000001BF64B49960C67B0E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" draw:text-style-name="P1" draw:layer="layout" svg:width="7.249cm" svg:height="11.826cm" svg:x="2cm" svg:y="2cm">
          <draw:image xlink:href="Pictures/1000000100000112000001BF413CC35BB7384EF0.png" xlink:type="simple" xlink:show="embed" xlink:actuate="onLoad" draw:mime-type="image/png">
            <text:p/>
          </draw:image>
        </draw:frame>
        <draw:frame draw:style-name="gr1" draw:text-style-name="P1" draw:layer="layout" svg:width="7.249cm" svg:height="11.826cm" svg:x="10.5cm" svg:y="2cm">
          <draw:image xlink:href="Pictures/1000000100000112000001BF20A8986DBA26094B.png" xlink:type="simple" xlink:show="embed" xlink:actuate="onLoad" draw:mime-type="image/png">
            <text:p/>
          </draw:image>
        </draw:frame>
        <draw:frame draw:style-name="gr1" draw:text-style-name="P1" draw:layer="layout" svg:width="7.249cm" svg:height="11.826cm" svg:x="19.251cm" svg:y="2cm">
          <draw:image xlink:href="Pictures/1000000100000112000001BF8D22002D714980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" draw:text-style-name="P1" draw:layer="layout" svg:width="7.249cm" svg:height="11.826cm" svg:x="10.465cm" svg:y="1.993cm">
          <draw:image xlink:href="Pictures/1000000100000112000001BF066CA76F67886B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9T07:18:12.993252139</meta:creation-date>
    <dc:date>2022-08-29T16:51:22.598220623</dc:date>
    <meta:editing-duration>PT4H13M36S</meta:editing-duration>
    <meta:editing-cycles>1</meta:editing-cycles>
    <meta:document-statistic meta:object-count="103"/>
    <meta:generator>LibreOffice/7.3.5.2$Linux_X86_64 LibreOffice_project/30$Build-2</meta:generator>
  </office:meta>
</office:document-meta>
</file>